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6 – Les pointeurs</text:p>
      <text:h text:style-name="Heading_20_4" text:outline-level="4">Exercice n° 1 (Échange de deux caractères)</text:h>
      <text:p text:style-name="Text_20_body">Écrire une fonction <text:span text:style-name="Teletype">swapchar</text:span> qui échange les contenus de deux variables de type <text:span text:style-name="Teletype">char</text:span>. </text:p>
      <text:h text:style-name="Heading_20_4" text:outline-level="4">Exercice n° 2 (Tri d'une chaîne)</text:h>
      <text:p text:style-name="Text_20_body">Écrire une fonction <text:span text:style-name="Teletype">strsort</text:span> qui trie par ordre alphabétique les caractères d'une chaîne. Écrire une première version avec des indices entiers puis écrire une nouvelle version qui utilise des pointeurs. </text:p>
      <text:h text:style-name="Heading_20_4" text:outline-level="4">Exercice n° 3 (Comparaison de chaînes)</text:h>
      <text:p text:style-name="Text_20_body">Réécrire la fonction <text:span text:style-name="Teletype">strcomp</text:span> en utilisant des pointeurs pour parcourir les chaînes au lieu d'entiers pour indexer les caractères. </text:p>
      <text:h text:style-name="Heading_20_4" text:outline-level="4">Exercice n° 4 (Argument de la ligne de commande)</text:h>
      <text:p text:style-name="Text_20_body">Le <text:span text:style-name="Emphasis">prototype</text:span> de la fonction <text:span text:style-name="Teletype">main</text:span> est </text:p>
      <text:p text:style-name="Preformatted_20_Text"><text:s text:c="2"/>int main(int argc, char* argv[])</text:p>
      <text:p text:style-name="Preformatted_20_Text"><text:s text:c="2"/>{</text:p>
      <text:p text:style-name="Preformatted_20_Text"><text:s text:c="4"/>...</text:p>
      <text:p text:style-name="Preformatted_20_Text"><text:s text:c="2"/>}</text:p>
      <text:p text:style-name="P1"><text:s text:c="2"/></text:p>
      <text:p text:style-name="Text_20_body">Le premier paramètre <text:span text:style-name="Teletype">argc</text:span> est un entier qui donne le nombre de chaînes passées en argument à la commande. Le deuxième paramètre <text:span text:style-name="Teletype">argv</text:span> est un tableau de pointeur dont la taille est donnée par <text:span text:style-name="Teletype">argc</text:span>. Chacun des éléments <text:span text:style-name="Teletype">argv[i]</text:span> du tableau <text:span text:style-name="Teletype">argv</text:span> contient l'adresse d'une des chaînes de caractères. Écrire un programme qui se contente d'afficher ligne par ligne chacun des arguments. </text:p>
      <text:h text:style-name="Heading_20_4" text:outline-level="4">Exercice n° 5 (Tri lexicographique de chaînes)</text:h>
      <text:p text:style-name="Text_20_body">Écrire une fonction <text:span text:style-name="Teletype">arraysort</text:span> qui trie par ordre lexicographique un tableau de chaînes de caractères. Il est possible d'utiliser la fonction <text:span text:style-name="Teletype">strcmp</text:span> de la librairie <text:span text:style-name="Teletype">stdio.h</text:span> ou la fonction <text:span text:style-name="Teletype">strcomp</text:span> écrite à la séance précédente. Modifier le programme de l'exercice précédent pour qu'il trie les chaînes passées en argument avant de les afficher. </text:p>
      <text:h text:style-name="Heading_20_4" text:outline-level="4">Exercice n° 6</text:h>
      <text:p text:style-name="Text_20_body">Qu'affiche le programme suivant : </text:p>
      <text:p text:style-name="Preformatted_20_Text"><text:s text:c="2"/>#include &lt;stdio.h&gt;</text:p>
      <text:p text:style-name="Preformatted_20_Text"/>
      <text:p text:style-name="Preformatted_20_Text"><text:s text:c="2"/>int main(void)</text:p>
      <text:p text:style-name="Preformatted_20_Text"><text:s text:c="2"/>{</text:p>
      <text:p text:style-name="Preformatted_20_Text"><text:s text:c="4"/>const int n = 10;</text:p>
      <text:p text:style-name="Preformatted_20_Text"><text:s text:c="4"/>int T[n];</text:p>
      <text:p text:style-name="Preformatted_20_Text"><text:s text:c="4"/>int i,j;</text:p>
      <text:p text:style-name="Preformatted_20_Text"/>
      <text:p text:style-name="Preformatted_20_Text"><text:s text:c="4"/>for (i = 0; i &lt; n; i++)</text:p>
      <text:p text:style-name="Preformatted_20_Text"><text:s text:c="6"/>T[i] = 0;</text:p>
      <text:p text:style-name="Preformatted_20_Text"><text:s text:c="4"/>T[1] = T[2] = 1;</text:p>
      <text:p text:style-name="Preformatted_20_Text"/>
      <text:p text:style-name="Preformatted_20_Text"><text:s text:c="4"/>for (j = 0; j &lt; 3; j++)</text:p>
      <text:p text:style-name="Preformatted_20_Text"><text:s text:c="6"/>for (i = 1; i &lt; n; i++)</text:p>
      <text:p text:style-name="Preformatted_20_Text"><text:soft-page-break/><text:s text:c="8"/>T[i] = T[i] + T[i-1];</text:p>
      <text:p text:style-name="Preformatted_20_Text"/>
      <text:p text:style-name="Preformatted_20_Text"><text:s text:c="5"/>for (i = 0; i &lt; n; i++)</text:p>
      <text:p text:style-name="Preformatted_20_Text"><text:s text:c="7"/>printf("%d ", T[i]);</text:p>
      <text:p text:style-name="Preformatted_20_Text"/>
      <text:p text:style-name="Preformatted_20_Text"><text:s text:c="4"/>return 0;</text:p>
      <text:p text:style-name="Preformatted_20_Text"><text:s text:c="2"/>}</text:p>
      <text:p text:style-name="P1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eletype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23:57.686972453</meta:creation-date>
    <dc:date>2019-01-10T11:28:09.074128666</dc:date>
    <meta:editing-duration>PT4M11S</meta:editing-duration>
    <meta:editing-cycles>1</meta:editing-cycles>
    <meta:document-statistic meta:table-count="0" meta:image-count="0" meta:object-count="0" meta:page-count="2" meta:paragraph-count="36" meta:word-count="304" meta:character-count="1801" meta:non-whitespace-character-count="1441"/>
    <meta:generator>LibreOffice/6.0.6.2$Linux_X86_64 LibreOffice_project/00m0$Build-2</meta:generator>
  </office:meta>
</office:document-meta>
</file>